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10000-Y*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10000-[.B2]*[.B2]" office:value-type="float" office:value="10000">
            <text:p>10000</text:p>
          </table:table-cell>
          <table:table-cell table:formula="of:=SQRT([.C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10000-[.B3]*[.B3]" office:value-type="float" office:value="9999">
            <text:p>9999</text:p>
          </table:table-cell>
          <table:table-cell table:formula="of:=SQRT([.C3])" office:value-type="float" office:value="99.9949998749938">
            <text:p>99.99499987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10000-[.B4]*[.B4]" office:value-type="float" office:value="9996">
            <text:p>9996</text:p>
          </table:table-cell>
          <table:table-cell table:formula="of:=SQRT([.C4])" office:value-type="float" office:value="99.9799979995999">
            <text:p>99.9799979996</text:p>
          </table:table-cell>
          <table:table-cell/>
          <table:table-cell>
            <draw:frame table:end-cell-address="Sheet1.U78" table:end-x="1.306cm" table:end-y="0.14cm" draw:z-index="0" draw:style-name="gr1" svg:width="34.218cm" svg:height="33.178cm" svg:x="0.96cm" svg:y="0.383cm">
              <draw:object draw:notify-on-update-of-ranges="Sheet1.B2:Sheet1.B102 Sheet1.D2:Sheet1.D1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10000-[.B5]*[.B5]" office:value-type="float" office:value="9991">
            <text:p>9991</text:p>
          </table:table-cell>
          <table:table-cell table:formula="of:=SQRT([.C5])" office:value-type="float" office:value="99.9549898704412">
            <text:p>99.95498987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10000-[.B6]*[.B6]" office:value-type="float" office:value="9984">
            <text:p>9984</text:p>
          </table:table-cell>
          <table:table-cell table:formula="of:=SQRT([.C6])" office:value-type="float" office:value="99.9199679743744">
            <text:p>99.919967974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10000-[.B7]*[.B7]" office:value-type="float" office:value="9975">
            <text:p>9975</text:p>
          </table:table-cell>
          <table:table-cell table:formula="of:=SQRT([.C7])" office:value-type="float" office:value="99.8749217771909">
            <text:p>99.874921777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formula="of:=10000-[.B8]*[.B8]" office:value-type="float" office:value="9964">
            <text:p>9964</text:p>
          </table:table-cell>
          <table:table-cell table:formula="of:=SQRT([.C8])" office:value-type="float" office:value="99.8198377077422">
            <text:p>99.819837707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10000-[.B9]*[.B9]" office:value-type="float" office:value="9951">
            <text:p>9951</text:p>
          </table:table-cell>
          <table:table-cell table:formula="of:=SQRT([.C9])" office:value-type="float" office:value="99.7546991374341">
            <text:p>99.754699137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10000-[.B10]*[.B10]" office:value-type="float" office:value="9936">
            <text:p>9936</text:p>
          </table:table-cell>
          <table:table-cell table:formula="of:=SQRT([.C10])" office:value-type="float" office:value="99.6794863550169">
            <text:p>99.67948635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formula="of:=10000-[.B11]*[.B11]" office:value-type="float" office:value="9919">
            <text:p>9919</text:p>
          </table:table-cell>
          <table:table-cell table:formula="of:=SQRT([.C11])" office:value-type="float" office:value="99.5941765365827">
            <text:p>99.594176536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10000-[.B12]*[.B12]" office:value-type="float" office:value="9900">
            <text:p>9900</text:p>
          </table:table-cell>
          <table:table-cell table:formula="of:=SQRT([.C12])" office:value-type="float" office:value="99.498743710662">
            <text:p>99.498743710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formula="of:=10000-[.B13]*[.B13]" office:value-type="float" office:value="9879">
            <text:p>9879</text:p>
          </table:table-cell>
          <table:table-cell table:formula="of:=SQRT([.C13])" office:value-type="float" office:value="99.3931587182941">
            <text:p>99.393158718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formula="of:=10000-[.B14]*[.B14]" office:value-type="float" office:value="9856">
            <text:p>9856</text:p>
          </table:table-cell>
          <table:table-cell table:formula="of:=SQRT([.C14])" office:value-type="float" office:value="99.2773891679269">
            <text:p>99.277389167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formula="of:=10000-[.B15]*[.B15]" office:value-type="float" office:value="9831">
            <text:p>9831</text:p>
          </table:table-cell>
          <table:table-cell table:formula="of:=SQRT([.C15])" office:value-type="float" office:value="99.151399384981">
            <text:p>99.15139938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formula="of:=10000-[.B16]*[.B16]" office:value-type="float" office:value="9804">
            <text:p>9804</text:p>
          </table:table-cell>
          <table:table-cell table:formula="of:=SQRT([.C16])" office:value-type="float" office:value="99.0151503558925">
            <text:p>99.015150355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formula="of:=10000-[.B17]*[.B17]" office:value-type="float" office:value="9775">
            <text:p>9775</text:p>
          </table:table-cell>
          <table:table-cell table:formula="of:=SQRT([.C17])" office:value-type="float" office:value="98.8685996664259">
            <text:p>98.86859966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10000-[.B18]*[.B18]" office:value-type="float" office:value="9744">
            <text:p>9744</text:p>
          </table:table-cell>
          <table:table-cell table:formula="of:=SQRT([.C18])" office:value-type="float" office:value="98.7117014340245">
            <text:p>98.71170143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10000-[.B19]*[.B19]" office:value-type="float" office:value="9711">
            <text:p>9711</text:p>
          </table:table-cell>
          <table:table-cell table:formula="of:=SQRT([.C19])" office:value-type="float" office:value="98.544406233941">
            <text:p>98.544406233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10000-[.B20]*[.B20]" office:value-type="float" office:value="9676">
            <text:p>9676</text:p>
          </table:table-cell>
          <table:table-cell table:formula="of:=SQRT([.C20])" office:value-type="float" office:value="98.3666610188635">
            <text:p>98.366661018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10000-[.B21]*[.B21]" office:value-type="float" office:value="9639">
            <text:p>9639</text:p>
          </table:table-cell>
          <table:table-cell table:formula="of:=SQRT([.C21])" office:value-type="float" office:value="98.1784090317214">
            <text:p>98.17840903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10000-[.B22]*[.B22]" office:value-type="float" office:value="9600">
            <text:p>9600</text:p>
          </table:table-cell>
          <table:table-cell table:formula="of:=SQRT([.C22])" office:value-type="float" office:value="97.9795897113271">
            <text:p>97.97958971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10000-[.B23]*[.B23]" office:value-type="float" office:value="9559">
            <text:p>9559</text:p>
          </table:table-cell>
          <table:table-cell table:formula="of:=SQRT([.C23])" office:value-type="float" office:value="97.7701385904715">
            <text:p>97.770138590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10000-[.B24]*[.B24]" office:value-type="float" office:value="9516">
            <text:p>9516</text:p>
          </table:table-cell>
          <table:table-cell table:formula="of:=SQRT([.C24])" office:value-type="float" office:value="97.5499871860576">
            <text:p>97.549987186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formula="of:=10000-[.B25]*[.B25]" office:value-type="float" office:value="9471">
            <text:p>9471</text:p>
          </table:table-cell>
          <table:table-cell table:formula="of:=SQRT([.C25])" office:value-type="float" office:value="97.3190628808149">
            <text:p>97.319062880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formula="of:=10000-[.B26]*[.B26]" office:value-type="float" office:value="9424">
            <text:p>9424</text:p>
          </table:table-cell>
          <table:table-cell table:formula="of:=SQRT([.C26])" office:value-type="float" office:value="97.0772887960928">
            <text:p>97.077288796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formula="of:=10000-[.B27]*[.B27]" office:value-type="float" office:value="9375">
            <text:p>9375</text:p>
          </table:table-cell>
          <table:table-cell table:formula="of:=SQRT([.C27])" office:value-type="float" office:value="96.8245836551854">
            <text:p>96.824583655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formula="of:=10000-[.B28]*[.B28]" office:value-type="float" office:value="9324">
            <text:p>9324</text:p>
          </table:table-cell>
          <table:table-cell table:formula="of:=SQRT([.C28])" office:value-type="float" office:value="96.5608616365865">
            <text:p>96.560861636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formula="of:=10000-[.B29]*[.B29]" office:value-type="float" office:value="9271">
            <text:p>9271</text:p>
          </table:table-cell>
          <table:table-cell table:formula="of:=SQRT([.C29])" office:value-type="float" office:value="96.2860322165162">
            <text:p>96.286032216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formula="of:=10000-[.B30]*[.B30]" office:value-type="float" office:value="9216">
            <text:p>9216</text:p>
          </table:table-cell>
          <table:table-cell table:formula="of:=SQRT([.C30])"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formula="of:=10000-[.B31]*[.B31]" office:value-type="float" office:value="9159">
            <text:p>9159</text:p>
          </table:table-cell>
          <table:table-cell table:formula="of:=SQRT([.C31])" office:value-type="float" office:value="95.7026645397086">
            <text:p>95.702664539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10000-[.B32]*[.B32]" office:value-type="float" office:value="9100">
            <text:p>9100</text:p>
          </table:table-cell>
          <table:table-cell table:formula="of:=SQRT([.C32])" office:value-type="float" office:value="95.3939201416946">
            <text:p>95.39392014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formula="of:=10000-[.B33]*[.B33]" office:value-type="float" office:value="9039">
            <text:p>9039</text:p>
          </table:table-cell>
          <table:table-cell table:formula="of:=SQRT([.C33])" office:value-type="float" office:value="95.0736556570746">
            <text:p>95.073655657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formula="of:=10000-[.B34]*[.B34]" office:value-type="float" office:value="8976">
            <text:p>8976</text:p>
          </table:table-cell>
          <table:table-cell table:formula="of:=SQRT([.C34])" office:value-type="float" office:value="94.7417542586161">
            <text:p>94.74175425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table:formula="of:=10000-[.B35]*[.B35]" office:value-type="float" office:value="8911">
            <text:p>8911</text:p>
          </table:table-cell>
          <table:table-cell table:formula="of:=SQRT([.C35])" office:value-type="float" office:value="94.3980932010811">
            <text:p>94.39809320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formula="of:=10000-[.B36]*[.B36]" office:value-type="float" office:value="8844">
            <text:p>8844</text:p>
          </table:table-cell>
          <table:table-cell table:formula="of:=SQRT([.C36])" office:value-type="float" office:value="94.04254356407">
            <text:p>94.042543564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formula="of:=10000-[.B37]*[.B37]" office:value-type="float" office:value="8775">
            <text:p>8775</text:p>
          </table:table-cell>
          <table:table-cell table:formula="of:=SQRT([.C37])" office:value-type="float" office:value="93.674969975976">
            <text:p>93.67496997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table:formula="of:=10000-[.B38]*[.B38]" office:value-type="float" office:value="8704">
            <text:p>8704</text:p>
          </table:table-cell>
          <table:table-cell table:formula="of:=SQRT([.C38])" office:value-type="float" office:value="93.2952303175248">
            <text:p>93.295230317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formula="of:=10000-[.B39]*[.B39]" office:value-type="float" office:value="8631">
            <text:p>8631</text:p>
          </table:table-cell>
          <table:table-cell table:formula="of:=SQRT([.C39])" office:value-type="float" office:value="92.9031754032121">
            <text:p>92.903175403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formula="of:=10000-[.B40]*[.B40]" office:value-type="float" office:value="8556">
            <text:p>8556</text:p>
          </table:table-cell>
          <table:table-cell table:formula="of:=SQRT([.C40])" office:value-type="float" office:value="92.4986486387774">
            <text:p>92.49864863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formula="of:=10000-[.B41]*[.B41]" office:value-type="float" office:value="8479">
            <text:p>8479</text:p>
          </table:table-cell>
          <table:table-cell table:formula="of:=SQRT([.C41])" office:value-type="float" office:value="92.0814856526544">
            <text:p>92.081485652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formula="of:=10000-[.B42]*[.B42]" office:value-type="float" office:value="8400">
            <text:p>8400</text:p>
          </table:table-cell>
          <table:table-cell table:formula="of:=SQRT([.C42])" office:value-type="float" office:value="91.6515138991168">
            <text:p>91.651513899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formula="of:=10000-[.B43]*[.B43]" office:value-type="float" office:value="8319">
            <text:p>8319</text:p>
          </table:table-cell>
          <table:table-cell table:formula="of:=SQRT([.C43])" office:value-type="float" office:value="91.2085522305886">
            <text:p>91.208552230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formula="of:=10000-[.B44]*[.B44]" office:value-type="float" office:value="8236">
            <text:p>8236</text:p>
          </table:table-cell>
          <table:table-cell table:formula="of:=SQRT([.C44])" office:value-type="float" office:value="90.7524104363074">
            <text:p>90.752410436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formula="of:=10000-[.B45]*[.B45]" office:value-type="float" office:value="8151">
            <text:p>8151</text:p>
          </table:table-cell>
          <table:table-cell table:formula="of:=SQRT([.C45])" office:value-type="float" office:value="90.2828887442133">
            <text:p>90.282888744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formula="of:=10000-[.B46]*[.B46]" office:value-type="float" office:value="8064">
            <text:p>8064</text:p>
          </table:table-cell>
          <table:table-cell table:formula="of:=SQRT([.C46])" office:value-type="float" office:value="89.7997772825746">
            <text:p>89.799777282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formula="of:=10000-[.B47]*[.B47]" office:value-type="float" office:value="7975">
            <text:p>7975</text:p>
          </table:table-cell>
          <table:table-cell table:formula="of:=SQRT([.C47])" office:value-type="float" office:value="89.3028554974588">
            <text:p>89.302855497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10000-[.B48]*[.B48]" office:value-type="float" office:value="7884">
            <text:p>7884</text:p>
          </table:table-cell>
          <table:table-cell table:formula="of:=SQRT([.C48])" office:value-type="float" office:value="88.7918915216924">
            <text:p>88.79189152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formula="of:=10000-[.B49]*[.B49]" office:value-type="float" office:value="7791">
            <text:p>7791</text:p>
          </table:table-cell>
          <table:table-cell table:formula="of:=SQRT([.C49])" office:value-type="float" office:value="88.2666414904294">
            <text:p>88.266641490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formula="of:=10000-[.B50]*[.B50]" office:value-type="float" office:value="7696">
            <text:p>7696</text:p>
          </table:table-cell>
          <table:table-cell table:formula="of:=SQRT([.C50])" office:value-type="float" office:value="87.7268487978452">
            <text:p>87.726848797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formula="of:=10000-[.B51]*[.B51]" office:value-type="float" office:value="7599">
            <text:p>7599</text:p>
          </table:table-cell>
          <table:table-cell table:formula="of:=SQRT([.C51])" office:value-type="float" office:value="87.17224328879">
            <text:p>87.17224328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formula="of:=10000-[.B52]*[.B52]" office:value-type="float" office:value="7500">
            <text:p>7500</text:p>
          </table:table-cell>
          <table:table-cell table:formula="of:=SQRT([.C52])" office:value-type="float" office:value="86.6025403784439">
            <text:p>86.602540378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formula="of:=10000-[.B53]*[.B53]" office:value-type="float" office:value="7399">
            <text:p>7399</text:p>
          </table:table-cell>
          <table:table-cell table:formula="of:=SQRT([.C53])" office:value-type="float" office:value="86.0174400921116">
            <text:p>86.01744009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formula="of:=10000-[.B54]*[.B54]" office:value-type="float" office:value="7296">
            <text:p>7296</text:p>
          </table:table-cell>
          <table:table-cell table:formula="of:=SQRT([.C54])" office:value-type="float" office:value="85.4166260162505">
            <text:p>85.416626016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formula="of:=10000-[.B55]*[.B55]" office:value-type="float" office:value="7191">
            <text:p>7191</text:p>
          </table:table-cell>
          <table:table-cell table:formula="of:=SQRT([.C55])" office:value-type="float" office:value="84.7997641506154">
            <text:p>84.799764150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formula="of:=10000-[.B56]*[.B56]" office:value-type="float" office:value="7084">
            <text:p>7084</text:p>
          </table:table-cell>
          <table:table-cell table:formula="of:=SQRT([.C56])" office:value-type="float" office:value="84.1665016500033">
            <text:p>84.1665016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formula="of:=10000-[.B57]*[.B57]" office:value-type="float" office:value="6975">
            <text:p>6975</text:p>
          </table:table-cell>
          <table:table-cell table:formula="of:=SQRT([.C57])" office:value-type="float" office:value="83.5164654424503">
            <text:p>83.516465442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formula="of:=10000-[.B58]*[.B58]" office:value-type="float" office:value="6864">
            <text:p>6864</text:p>
          </table:table-cell>
          <table:table-cell table:formula="of:=SQRT([.C58])" office:value-type="float" office:value="82.8492607088319">
            <text:p>82.849260708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formula="of:=10000-[.B59]*[.B59]" office:value-type="float" office:value="6751">
            <text:p>6751</text:p>
          </table:table-cell>
          <table:table-cell table:formula="of:=SQRT([.C59])" office:value-type="float" office:value="82.1644692065859">
            <text:p>82.164469206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formula="of:=10000-[.B60]*[.B60]" office:value-type="float" office:value="6636">
            <text:p>6636</text:p>
          </table:table-cell>
          <table:table-cell table:formula="of:=SQRT([.C60])" office:value-type="float" office:value="81.4616474176652">
            <text:p>81.461647417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formula="of:=10000-[.B61]*[.B61]" office:value-type="float" office:value="6519">
            <text:p>6519</text:p>
          </table:table-cell>
          <table:table-cell table:formula="of:=SQRT([.C61])" office:value-type="float" office:value="80.7403244977378">
            <text:p>80.740324497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formula="of:=10000-[.B62]*[.B62]" office:value-type="float" office:value="6400">
            <text:p>6400</text:p>
          </table:table-cell>
          <table:table-cell table:formula="of:=SQRT([.C62])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formula="of:=10000-[.B63]*[.B63]" office:value-type="float" office:value="6279">
            <text:p>6279</text:p>
          </table:table-cell>
          <table:table-cell table:formula="of:=SQRT([.C63])" office:value-type="float" office:value="79.2401413426301">
            <text:p>79.240141342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formula="of:=10000-[.B64]*[.B64]" office:value-type="float" office:value="6156">
            <text:p>6156</text:p>
          </table:table-cell>
          <table:table-cell table:formula="of:=SQRT([.C64])" office:value-type="float" office:value="78.4601809837321">
            <text:p>78.460180983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formula="of:=10000-[.B65]*[.B65]" office:value-type="float" office:value="6031">
            <text:p>6031</text:p>
          </table:table-cell>
          <table:table-cell table:formula="of:=SQRT([.C65])" office:value-type="float" office:value="77.6595132614157">
            <text:p>77.65951326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formula="of:=10000-[.B66]*[.B66]" office:value-type="float" office:value="5904">
            <text:p>5904</text:p>
          </table:table-cell>
          <table:table-cell table:formula="of:=SQRT([.C66])" office:value-type="float" office:value="76.8374908491942">
            <text:p>76.837490849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formula="of:=10000-[.B67]*[.B67]" office:value-type="float" office:value="5775">
            <text:p>5775</text:p>
          </table:table-cell>
          <table:table-cell table:formula="of:=SQRT([.C67])" office:value-type="float" office:value="75.9934207678533">
            <text:p>75.993420767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formula="of:=10000-[.B68]*[.B68]" office:value-type="float" office:value="5644">
            <text:p>5644</text:p>
          </table:table-cell>
          <table:table-cell table:formula="of:=SQRT([.C68])" office:value-type="float" office:value="75.1265598839718">
            <text:p>75.12655988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formula="of:=10000-[.B69]*[.B69]" office:value-type="float" office:value="5511">
            <text:p>5511</text:p>
          </table:table-cell>
          <table:table-cell table:formula="of:=SQRT([.C69])" office:value-type="float" office:value="74.2361098118699">
            <text:p>74.236109811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formula="of:=10000-[.B70]*[.B70]" office:value-type="float" office:value="5376">
            <text:p>5376</text:p>
          </table:table-cell>
          <table:table-cell table:formula="of:=SQRT([.C70])" office:value-type="float" office:value="73.3212111192934">
            <text:p>73.321211119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formula="of:=10000-[.B71]*[.B71]" office:value-type="float" office:value="5239">
            <text:p>5239</text:p>
          </table:table-cell>
          <table:table-cell table:formula="of:=SQRT([.C71])" office:value-type="float" office:value="72.3809367167903">
            <text:p>72.380936716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formula="of:=10000-[.B72]*[.B72]" office:value-type="float" office:value="5100">
            <text:p>5100</text:p>
          </table:table-cell>
          <table:table-cell table:formula="of:=SQRT([.C72])" office:value-type="float" office:value="71.4142842854285">
            <text:p>71.41428428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table:formula="of:=10000-[.B73]*[.B73]" office:value-type="float" office:value="4959">
            <text:p>4959</text:p>
          </table:table-cell>
          <table:table-cell table:formula="of:=SQRT([.C73])" office:value-type="float" office:value="70.420167565833">
            <text:p>70.420167565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formula="of:=10000-[.B74]*[.B74]" office:value-type="float" office:value="4816">
            <text:p>4816</text:p>
          </table:table-cell>
          <table:table-cell table:formula="of:=SQRT([.C74])" office:value-type="float" office:value="69.3974062915899">
            <text:p>69.397406291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formula="of:=10000-[.B75]*[.B75]" office:value-type="float" office:value="4671">
            <text:p>4671</text:p>
          </table:table-cell>
          <table:table-cell table:formula="of:=SQRT([.C75])" office:value-type="float" office:value="68.3447144993671">
            <text:p>68.344714499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formula="of:=10000-[.B76]*[.B76]" office:value-type="float" office:value="4524">
            <text:p>4524</text:p>
          </table:table-cell>
          <table:table-cell table:formula="of:=SQRT([.C76])" office:value-type="float" office:value="67.260686883201">
            <text:p>67.260686883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formula="of:=10000-[.B77]*[.B77]" office:value-type="float" office:value="4375">
            <text:p>4375</text:p>
          </table:table-cell>
          <table:table-cell table:formula="of:=SQRT([.C77])" office:value-type="float" office:value="66.1437827766148">
            <text:p>66.143782776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formula="of:=10000-[.B78]*[.B78]" office:value-type="float" office:value="4224">
            <text:p>4224</text:p>
          </table:table-cell>
          <table:table-cell table:formula="of:=SQRT([.C78])" office:value-type="float" office:value="64.9923072370877">
            <text:p>64.992307237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formula="of:=10000-[.B79]*[.B79]" office:value-type="float" office:value="4071">
            <text:p>4071</text:p>
          </table:table-cell>
          <table:table-cell table:formula="of:=SQRT([.C79])" office:value-type="float" office:value="63.8043885637971">
            <text:p>63.804388563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table:formula="of:=10000-[.B80]*[.B80]" office:value-type="float" office:value="3916">
            <text:p>3916</text:p>
          </table:table-cell>
          <table:table-cell table:formula="of:=SQRT([.C80])" office:value-type="float" office:value="62.5779513886481">
            <text:p>62.57795138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formula="of:=10000-[.B81]*[.B81]" office:value-type="float" office:value="3759">
            <text:p>3759</text:p>
          </table:table-cell>
          <table:table-cell table:formula="of:=SQRT([.C81])" office:value-type="float" office:value="61.3106842238773">
            <text:p>61.310684223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formula="of:=10000-[.B82]*[.B82]" office:value-type="float" office:value="3600">
            <text:p>3600</text:p>
          </table:table-cell>
          <table:table-cell table:formula="of:=SQRT([.C82])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formula="of:=10000-[.B83]*[.B83]" office:value-type="float" office:value="3439">
            <text:p>3439</text:p>
          </table:table-cell>
          <table:table-cell table:formula="of:=SQRT([.C83])" office:value-type="float" office:value="58.642987645583">
            <text:p>58.64298764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formula="of:=10000-[.B84]*[.B84]" office:value-type="float" office:value="3276">
            <text:p>3276</text:p>
          </table:table-cell>
          <table:table-cell table:formula="of:=SQRT([.C84])" office:value-type="float" office:value="57.2363520850167">
            <text:p>57.23635208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formula="of:=10000-[.B85]*[.B85]" office:value-type="float" office:value="3111">
            <text:p>3111</text:p>
          </table:table-cell>
          <table:table-cell table:formula="of:=SQRT([.C85])" office:value-type="float" office:value="55.7763390695374">
            <text:p>55.77633906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formula="of:=10000-[.B86]*[.B86]" office:value-type="float" office:value="2944">
            <text:p>2944</text:p>
          </table:table-cell>
          <table:table-cell table:formula="of:=SQRT([.C86])" office:value-type="float" office:value="54.2586398650021">
            <text:p>54.25863986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formula="of:=10000-[.B87]*[.B87]" office:value-type="float" office:value="2775">
            <text:p>2775</text:p>
          </table:table-cell>
          <table:table-cell table:formula="of:=SQRT([.C87])" office:value-type="float" office:value="52.6782687642637">
            <text:p>52.678268764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formula="of:=10000-[.B88]*[.B88]" office:value-type="float" office:value="2604">
            <text:p>2604</text:p>
          </table:table-cell>
          <table:table-cell table:formula="of:=SQRT([.C88])" office:value-type="float" office:value="51.0294032886923">
            <text:p>51.029403288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formula="of:=10000-[.B89]*[.B89]" office:value-type="float" office:value="2431">
            <text:p>2431</text:p>
          </table:table-cell>
          <table:table-cell table:formula="of:=SQRT([.C89])" office:value-type="float" office:value="49.3051721424842">
            <text:p>49.305172142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10000-[.B90]*[.B90]" office:value-type="float" office:value="2256">
            <text:p>2256</text:p>
          </table:table-cell>
          <table:table-cell table:formula="of:=SQRT([.C90])" office:value-type="float" office:value="47.4973683481517">
            <text:p>47.497368348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formula="of:=10000-[.B91]*[.B91]" office:value-type="float" office:value="2079">
            <text:p>2079</text:p>
          </table:table-cell>
          <table:table-cell table:formula="of:=SQRT([.C91])" office:value-type="float" office:value="45.596052460712">
            <text:p>45.596052460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formula="of:=10000-[.B92]*[.B92]" office:value-type="float" office:value="1900">
            <text:p>1900</text:p>
          </table:table-cell>
          <table:table-cell table:formula="of:=SQRT([.C92])" office:value-type="float" office:value="43.5889894354067">
            <text:p>43.58898943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formula="of:=10000-[.B93]*[.B93]" office:value-type="float" office:value="1719">
            <text:p>1719</text:p>
          </table:table-cell>
          <table:table-cell table:formula="of:=SQRT([.C93])" office:value-type="float" office:value="41.4608248832558">
            <text:p>41.46082488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formula="of:=10000-[.B94]*[.B94]" office:value-type="float" office:value="1536">
            <text:p>1536</text:p>
          </table:table-cell>
          <table:table-cell table:formula="of:=SQRT([.C94])" office:value-type="float" office:value="39.1918358845308">
            <text:p>39.19183588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formula="of:=10000-[.B95]*[.B95]" office:value-type="float" office:value="1351">
            <text:p>1351</text:p>
          </table:table-cell>
          <table:table-cell table:formula="of:=SQRT([.C95])" office:value-type="float" office:value="36.7559518989782">
            <text:p>36.75595189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formula="of:=10000-[.B96]*[.B96]" office:value-type="float" office:value="1164">
            <text:p>1164</text:p>
          </table:table-cell>
          <table:table-cell table:formula="of:=SQRT([.C96])" office:value-type="float" office:value="34.117444218464">
            <text:p>34.117444218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10000-[.B97]*[.B97]" office:value-type="float" office:value="975">
            <text:p>975</text:p>
          </table:table-cell>
          <table:table-cell table:formula="of:=SQRT([.C97])" office:value-type="float" office:value="31.224989991992">
            <text:p>31.22498999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formula="of:=10000-[.B98]*[.B98]" office:value-type="float" office:value="784">
            <text:p>784</text:p>
          </table:table-cell>
          <table:table-cell table:formula="of:=SQRT([.C98])"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formula="of:=10000-[.B99]*[.B99]" office:value-type="float" office:value="591">
            <text:p>591</text:p>
          </table:table-cell>
          <table:table-cell table:formula="of:=SQRT([.C99])" office:value-type="float" office:value="24.3104915622864">
            <text:p>24.310491562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formula="of:=10000-[.B100]*[.B100]" office:value-type="float" office:value="396">
            <text:p>396</text:p>
          </table:table-cell>
          <table:table-cell table:formula="of:=SQRT([.C100])" office:value-type="float" office:value="19.8997487421324">
            <text:p>19.89974874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formula="of:=10000-[.B101]*[.B101]" office:value-type="float" office:value="199">
            <text:p>199</text:p>
          </table:table-cell>
          <table:table-cell table:formula="of:=SQRT([.C101])" office:value-type="float" office:value="14.1067359796659">
            <text:p>14.10673597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formula="of:=10000-[.B102]*[.B102]" office:value-type="float" office:value="0">
            <text:p>0</text:p>
          </table:table-cell>
          <table:table-cell table:formula="of:=SQRT([.C102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2012/02/12</text:date>, <text:time>13:5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2T11:29:07.36</meta:creation-date>
    <dc:date>2012-02-12T13:53:02.18</dc:date>
    <meta:editing-duration>PT7M2S</meta:editing-duration>
    <meta:editing-cycles>1</meta:editing-cycles>
    <meta:document-statistic meta:table-count="3" meta:cell-count="408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219cm" svg:height="33.179cm" xlink:href=".." xlink:type="simple" chart:class="chart:scatter" chart:column-mapping="1 0" chart:style-name="ch1">
        <chart:plot-area chart:style-name="ch2" table:cell-range-address="Sheet1.D2:Sheet1.D102 Sheet1.B2:Sheet1.B102" svg:x="1.134cm" svg:y="2.787cm" svg:width="31.717cm" svg:height="29.309cm">
          <chartooo:coordinate-region svg:x="1.941cm" svg:y="2.999cm" svg:width="30.63cm" svg:height="28.42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02" chart:class="chart:scatter">
            <chart:domain table:cell-range-address="Sheet1.D2:Sheet1.D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2:Sheet1.D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949998749938">
                <text:p>99.9949998749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799979995999">
                <text:p>99.9799979995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549898704412">
                <text:p>99.9549898704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199679743744">
                <text:p>99.9199679743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749217771909">
                <text:p>99.87492177719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198377077422">
                <text:p>99.81983770774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7546991374341">
                <text:p>99.75469913743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6794863550169">
                <text:p>99.67948635501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5941765365827">
                <text:p>99.59417653658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498743710662">
                <text:p>99.4987437106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.3931587182941">
                <text:p>99.39315871829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2773891679269">
                <text:p>99.27738916792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151399384981">
                <text:p>99.15139938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0151503558925">
                <text:p>99.01515035589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8685996664259">
                <text:p>98.8685996664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7117014340245">
                <text:p>98.7117014340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544406233941">
                <text:p>98.5444062339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3666610188635">
                <text:p>98.36666101886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1784090317214">
                <text:p>98.1784090317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9795897113271">
                <text:p>97.97958971132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7701385904715">
                <text:p>97.77013859047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.5499871860576">
                <text:p>97.54998718605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.3190628808149">
                <text:p>97.3190628808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.0772887960928">
                <text:p>97.07728879609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8245836551854">
                <text:p>96.8245836551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.5608616365865">
                <text:p>96.5608616365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.2860322165162">
                <text:p>96.28603221651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7026645397086">
                <text:p>95.70266453970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3939201416946">
                <text:p>95.39392014169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0736556570746">
                <text:p>95.07365565707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7417542586161">
                <text:p>94.74175425861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.3980932010811">
                <text:p>94.39809320108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.04254356407">
                <text:p>94.042543564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.674969975976">
                <text:p>93.6749699759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2952303175248">
                <text:p>93.29523031752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9031754032121">
                <text:p>92.90317540321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4986486387774">
                <text:p>92.49864863877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0814856526544">
                <text:p>92.08148565265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6515138991168">
                <text:p>91.65151389911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2085522305886">
                <text:p>91.20855223058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7524104363074">
                <text:p>90.75241043630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2828887442133">
                <text:p>90.28288874421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7997772825746">
                <text:p>89.79977728257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3028554974588">
                <text:p>89.30285549745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.7918915216924">
                <text:p>88.79189152169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.2666414904294">
                <text:p>88.26664149042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.7268487978452">
                <text:p>87.7268487978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.17224328879">
                <text:p>87.172243288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.6025403784439">
                <text:p>86.60254037844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.0174400921116">
                <text:p>86.0174400921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.4166260162505">
                <text:p>85.4166260162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.7997641506154">
                <text:p>84.79976415061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1665016500033">
                <text:p>84.16650165000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.5164654424503">
                <text:p>83.51646544245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.8492607088319">
                <text:p>82.8492607088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1644692065859">
                <text:p>82.16446920658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4616474176652">
                <text:p>81.46164741766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.7403244977378">
                <text:p>80.74032449773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2401413426301">
                <text:p>79.24014134263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4601809837321">
                <text:p>78.46018098373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.6595132614157">
                <text:p>77.65951326141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.8374908491942">
                <text:p>76.8374908491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9934207678533">
                <text:p>75.99342076785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1265598839718">
                <text:p>75.12655988397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2361098118699">
                <text:p>74.23610981186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3212111192934">
                <text:p>73.32121111929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.3809367167903">
                <text:p>72.38093671679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4142842854285">
                <text:p>71.41428428542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420167565833">
                <text:p>70.4201675658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3974062915899">
                <text:p>69.39740629158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3447144993671">
                <text:p>68.34471449936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260686883201">
                <text:p>67.2606868832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1437827766148">
                <text:p>66.1437827766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.9923072370877">
                <text:p>64.99230723708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3.8043885637971">
                <text:p>63.80438856379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5779513886481">
                <text:p>62.57795138864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3106842238773">
                <text:p>61.31068422387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642987645583">
                <text:p>58.6429876455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.2363520850167">
                <text:p>57.23635208501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7763390695374">
                <text:p>55.77633906953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.2586398650021">
                <text:p>54.25863986500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6782687642637">
                <text:p>52.67826876426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.0294032886923">
                <text:p>51.02940328869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3051721424842">
                <text:p>49.30517214248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4973683481517">
                <text:p>47.49736834815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596052460712">
                <text:p>45.5960524607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4608248832558">
                <text:p>41.46082488325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1918358845308">
                <text:p>39.19183588453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.7559518989782">
                <text:p>36.75595189897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117444218464">
                <text:p>34.1174442184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.224989991992">
                <text:p>31.2249899919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">
                <text:p>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3104915622864">
                <text:p>24.31049156228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997487421324">
                <text:p>19.89974874213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1067359796659">
                <text:p>14.10673597966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